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46" officeooo:paragraph-rsid="000dee4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nograma</text:p>
      <text:p text:style-name="P1"/>
      <text:p text:style-name="P1">27 de octubre: ¿Qué queremos predecir? Y dado esto definir variable objetivo y los atributos predictores.. </text:p>
      <text:p text:style-name="P1"/>
      <text:p text:style-name="P1">29 de octubre: Obtención de datos en AMSC.</text:p>
      <text:p text:style-name="P1"/>
      <text:p text:style-name="P1">31 de octubre: Tener la visualización tabular y gráfica. </text:p>
      <text:p text:style-name="P1"/>
      <text:p text:style-name="P1">2 de noviembre: Tenga la modelación: SVM, Regresión logística, Árbol de decisión, SGDClassifier, LinerSVC. <text:span text:style-name="T1">SGDRegressor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9:16:47.916277570</meta:creation-date>
    <dc:date>2023-10-25T19:24:27.184364562</dc:date>
    <meta:editing-duration>PT7M41S</meta:editing-duration>
    <meta:editing-cycles>1</meta:editing-cycles>
    <meta:document-statistic meta:table-count="0" meta:image-count="0" meta:object-count="0" meta:page-count="1" meta:paragraph-count="5" meta:word-count="49" meta:character-count="337" meta:non-whitespace-character-count="290"/>
    <meta:generator>LibreOffice/7.6.2.1$Linux_X86_64 LibreOffice_project/9d0b4c0791fc17bc4181a67fd90c5aaed576d1c0</meta:generator>
  </office:meta>
</office:document-meta>
</file>